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2d3" officeooo:paragraph-rsid="000d72d3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d72d3" officeooo:paragraph-rsid="000d72d3"/>
    </style:style>
    <style:style style:name="P3" style:family="paragraph" style:parent-style-name="Standard" style:list-style-name="L1">
      <style:text-properties style:text-underline-style="none" officeooo:rsid="000f45b5" officeooo:paragraph-rsid="000f45b5"/>
    </style:style>
    <style:style style:name="P4" style:family="paragraph" style:parent-style-name="Standard">
      <style:text-properties style:text-underline-style="none" officeooo:rsid="000f45b5" officeooo:paragraph-rsid="000f45b5"/>
    </style:style>
    <style:style style:name="P5" style:family="paragraph" style:parent-style-name="Standard" style:list-style-name="L2">
      <style:text-properties style:text-underline-style="none" officeooo:rsid="000f45b5" officeooo:paragraph-rsid="000f45b5"/>
    </style:style>
    <style:style style:name="P6" style:family="paragraph" style:parent-style-name="Standard">
      <style:text-properties style:text-underline-style="none" officeooo:rsid="0010e2f7" officeooo:paragraph-rsid="0010e2f7"/>
    </style:style>
    <style:style style:name="P7" style:family="paragraph" style:parent-style-name="Standard" style:list-style-name="L3">
      <style:text-properties style:text-underline-style="none" officeooo:rsid="0012afb2" officeooo:paragraph-rsid="0012afb2"/>
    </style:style>
    <style:style style:name="P8" style:family="paragraph" style:parent-style-name="Standard">
      <style:text-properties style:text-underline-style="none" officeooo:rsid="0012afb2" officeooo:paragraph-rsid="0012afb2"/>
    </style:style>
    <style:style style:name="P9" style:family="paragraph" style:parent-style-name="Standard" style:list-style-name="L4">
      <style:text-properties style:text-underline-style="none" officeooo:rsid="0012afb2" officeooo:paragraph-rsid="0012afb2"/>
    </style:style>
    <style:style style:name="T1" style:family="text">
      <style:text-properties officeooo:rsid="000f45b5"/>
    </style:style>
    <style:style style:name="T2" style:family="text">
      <style:text-properties officeooo:rsid="0010e2f7"/>
    </style:style>
    <style:style style:name="T3" style:family="text">
      <style:text-properties officeooo:rsid="001328a8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</text:span>1</text:p>
      <text:p text:style-name="P2"/>
      <text:p text:style-name="P2"/>
      <text:list xml:id="list3454149780" text:style-name="L1">
        <text:list-item>
          <text:p text:style-name="P3">Priority <text:s/>is high and severity is high</text:p>
        </text:list-item>
      </text:list>
      <text:p text:style-name="P4"/>
      <text:p text:style-name="P4"><text:tab/>1)If we have an important announcement for user, we need to check the visibility of the text- using the correct color and font corresponding to the situation.</text:p>
      <text:p text:style-name="P4"><text:tab/>2)Checking the functionality of a login button.</text:p>
      <text:p text:style-name="P4"><text:tab/>3)Link verification.</text:p>
      <text:p text:style-name="P4"/>
      <text:list xml:id="list938392705" text:style-name="L2">
        <text:list-item>
          <text:p text:style-name="P5">Priority is low and severity is high</text:p>
        </text:list-item>
      </text:list>
      <text:p text:style-name="P4"/>
      <text:p text:style-name="P4"><text:tab/>1)If an use<text:span text:style-name="T2">r searches for a specific brand on a car site and another brand will appear in the search list.</text:span></text:p>
      <text:p text:style-name="P6"><text:tab/>2)In general any defect that occurs during the production of a software product and people start to use it.</text:p>
      <text:p text:style-name="P6"><text:tab/>3)Blo<text:span text:style-name="T3">ck</text:span>ing a sliding door after 500 openings.</text:p>
      <text:p text:style-name="P6"/>
      <text:list xml:id="list1682509026" text:style-name="L3">
        <text:list-item>
          <text:p text:style-name="P7">Priority is low and severity is low</text:p>
        </text:list-item>
      </text:list>
      <text:p text:style-name="P8"/>
      <text:p text:style-name="P8"><text:tab/>1)Writing the name only in small letters in a field.</text:p>
      <text:p text:style-name="P8"><text:tab/>2)Checking the size of a paragraph.</text:p>
      <text:p text:style-name="P8"><text:tab/>3)The date wh<text:span text:style-name="T3">e</text:span>n the comment was posted does not appear in conversation.</text:p>
      <text:p text:style-name="P8"/>
      <text:list xml:id="list3323499363" text:style-name="L4">
        <text:list-item>
          <text:p text:style-name="P9">Priority is high and severity is low</text:p>
        </text:list-item>
      </text:list>
      <text:p text:style-name="P8"><text:tab/></text:p>
      <text:p text:style-name="P8"><text:tab/>1)Checking if an application works well on your laptop.</text:p>
      <text:p text:style-name="P8"><text:tab/>2)Verifying the security of a password field or password reset field.</text:p>
      <text:p text:style-name="P8"><text:tab/>3)Online payment transaction</text:p>
      <text:p text:style-name="P8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3:40:19.479051106</meta:creation-date>
    <dc:date>2019-04-10T00:18:12.708144264</dc:date>
    <meta:editing-duration>PT12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68" meta:character-count="966" meta:non-whitespace-character-count="804"/>
  </office:meta>
</office:document-meta>
</file>